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Table1" style:family="table">
      <style:table-properties style:width="6.4076in" table:align="left"/>
    </style:style>
    <style:style style:name="Table1.A" style:family="table-column">
      <style:table-column-properties style:column-width="2.6118in"/>
    </style:style>
    <style:style style:name="Table1.B" style:family="table-column">
      <style:table-column-properties style:column-width="1.9722in"/>
    </style:style>
    <style:style style:name="Table1.C" style:family="table-column">
      <style:table-column-properties style:column-width="1.8236in"/>
    </style:style>
    <style:style style:name="Table1.A1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000000"/>
    </style:style>
    <style:style style:name="P1" style:family="paragraph" style:parent-style-name="Heading_20_1">
      <style:paragraph-properties fo:margin-left="0in" fo:margin-right="0in" fo:margin-top="0.3335in" fo:margin-bottom="0.1665in" style:contextual-spacing="false" style:line-height-at-least="0.3543in" fo:orphans="2" fo:widows="2" fo:text-indent="0in" style:auto-text-indent="false"/>
      <style:text-properties fo:font-variant="normal" fo:text-transform="none" fo:color="#0f1115" loext:opacity="100%" fo:letter-spacing="normal"/>
    </style:style>
    <style:style style:name="P2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  <style:text-properties fo:font-variant="normal" fo:text-transform="none" fo:color="#0f1115" loext:opacity="100%" fo:letter-spacing="normal"/>
    </style:style>
    <style:style style:name="P3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P4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  <style:text-properties fo:font-variant="normal" fo:text-transform="none" fo:color="#800080" loext:opacity="100%" fo:letter-spacing="normal" loext:padding="0in" loext:border="none"/>
    </style:style>
    <style:style style:name="P5" style:family="paragraph" style:parent-style-name="Heading_20_2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  <style:text-properties fo:font-variant="normal" fo:text-transform="none" style:font-name="Menlo" fo:font-size="9.75pt" fo:font-style="normal" fo:font-weight="normal"/>
    </style:style>
    <style:style style:name="P6" style:family="paragraph" style:parent-style-name="Heading_20_2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</style:style>
    <style:style style:name="P7" style:family="paragraph" style:parent-style-name="Heading_20_3">
      <style:paragraph-properties fo:margin-left="0in" fo:margin-right="0in" fo:margin-top="0.3335in" fo:margin-bottom="0.1665in" style:contextual-spacing="false" style:line-height-at-least="0.3126in" fo:orphans="2" fo:widows="2" fo:text-indent="0in" style:auto-text-indent="false"/>
    </style:style>
    <style:style style:name="P8" style:family="paragraph" style:parent-style-name="Heading_20_4">
      <style:paragraph-properties fo:margin-left="0in" fo:margin-right="0in" fo:margin-top="0.1665in" fo:margin-bottom="0.1665in" style:contextual-spacing="false" style:line-height-at-least="0.2917in" fo:orphans="2" fo:widows="2" fo:text-indent="0in" style:auto-text-indent="false"/>
    </style:style>
    <style:style style:name="P9" style:family="paragraph" style:parent-style-name="Heading_20_4">
      <style:paragraph-properties fo:margin-left="0in" fo:margin-right="0in" fo:margin-top="0.1665in" fo:margin-bottom="0.0835in" style:contextual-spacing="false" style:line-height-at-least="0.2917in" fo:orphans="2" fo:widows="2" fo:text-indent="0in" style:auto-text-indent="false"/>
    </style:style>
    <style:style style:name="P10" style:family="paragraph" style:parent-style-name="Horizontal_20_Line">
      <style:paragraph-properties fo:orphans="2" fo:widows="2"/>
    </style:style>
    <style:style style:name="P11" style:family="paragraph" style:parent-style-name="Preformatted_20_Text">
      <style:paragraph-properties fo:margin-top="0in" fo:margin-bottom="0in" style:contextual-spacing="false" style:line-height-at-least="0.2291in" fo:padding="0in" fo:border="none"/>
      <style:text-properties fo:font-variant="normal" fo:text-transform="none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  <style:text-properties fo:font-variant="normal" fo:text-transform="none" style:font-name="Menlo" fo:font-size="9.75pt" fo:font-style="normal" fo:font-weight="normal"/>
    </style:style>
    <style:style style:name="P13" style:family="paragraph" style:parent-style-name="Preformatted_20_Text">
      <style:paragraph-properties fo:margin-top="0in" fo:margin-bottom="0in" style:contextual-spacing="false" style:line-height-at-least="0.2291in" fo:padding="0in" fo:border="none"/>
      <style:text-properties fo:font-variant="normal" fo:text-transform="none" style:font-name="Menlo" fo:font-size="9.75pt" fo:font-style="normal" fo:font-weight="normal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a0a1a7" loext:opacity="100%" style:font-name="Menlo" fo:font-size="9.75pt" fo:letter-spacing="normal" fo:font-style="italic" fo:font-weight="normal" loext:padding="0in" loext:border="none"/>
    </style:style>
    <style:style style:name="P15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a0a1a7" loext:opacity="100%" style:font-name="Menlo" fo:font-size="9.75pt" fo:letter-spacing="normal" fo:font-style="italic" fo:font-weight="normal" loext:padding="0in" loext:border="none"/>
    </style:style>
    <style:style style:name="P16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800080" loext:opacity="100%" style:font-name="Menlo" fo:font-size="9.75pt" fo:letter-spacing="normal" fo:font-style="normal" fo:font-weight="normal" loext:padding="0in" loext:border="none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800080" loext:opacity="100%" fo:letter-spacing="normal" loext:padding="0in" loext:border="none"/>
    </style:style>
    <style:style style:name="P18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  <style:text-properties fo:font-variant="normal" fo:text-transform="none" fo:color="#800080" loext:opacity="100%" fo:letter-spacing="normal" loext:padding="0in" loext:border="none"/>
    </style:style>
    <style:style style:name="P19" style:family="paragraph" style:parent-style-name="Preformatted_20_Text">
      <style:paragraph-properties fo:margin-top="0in" fo:margin-bottom="0in" style:contextual-spacing="false" style:line-height-at-least="0.2291in" fo:orphans="2" fo:widows="2" fo:padding="0in" fo:border="none"/>
    </style:style>
    <style:style style:name="P20" style:family="paragraph" style:parent-style-name="Preformatted_20_Text">
      <style:paragraph-properties fo:margin-left="0in" fo:margin-right="0in" fo:margin-top="0in" fo:margin-bottom="0in" style:contextual-spacing="false" style:line-height-at-least="0.2291in" fo:text-indent="0in" style:auto-text-indent="false" fo:padding="0in" fo:border="none"/>
    </style:style>
    <style:style style:name="P21" style:family="paragraph" style:parent-style-name="Table_20_Contents">
      <style:paragraph-properties style:line-height-at-least="0.2602in"/>
      <style:text-properties fo:font-variant="normal" fo:text-transform="none" style:font-name="quote-cjk-patch" fo:font-size="11.25pt" fo:font-style="normal" fo:font-weight="normal"/>
    </style:style>
    <style:style style:name="P22" style:family="paragraph" style:parent-style-name="Table_20_Contents">
      <style:paragraph-properties style:line-height-at-least="0.2291in"/>
    </style:style>
    <style:style style:name="P23" style:family="paragraph" style:parent-style-name="Table_20_Heading">
      <style:paragraph-properties style:line-height-at-least="0.2602in" fo:text-align="start" style:justify-single-word="false"/>
      <style:text-properties fo:font-variant="normal" fo:text-transform="none" style:font-name="quote-cjk-patch" fo:font-size="11.25pt" fo:font-style="normal" fo:font-weight="bold"/>
    </style:style>
    <style:style style:name="P24" style:family="paragraph" style:parent-style-name="Text_20_body">
      <style:paragraph-properties fo:margin-left="0.0835in" fo:margin-right="0in" fo:margin-top="0in" fo:margin-bottom="0in" style:contextual-spacing="false" style:line-height-at-least="0.1874in" fo:text-indent="0in" style:auto-text-indent="false"/>
      <style:text-properties fo:color="#0f1115" loext:opacity="100%" style:font-name="Menlo" fo:font-size="9pt" fo:background-color="#ffffff" loext:padding="0in" loext:border="none"/>
    </style:style>
    <style:style style:name="P25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6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7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8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9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0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1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2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3" style:family="paragraph" style:parent-style-name="Text_20_body" style:list-style-name="L1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4" style:family="paragraph" style:parent-style-name="Text_20_body" style:list-style-name="L13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5" style:family="paragraph" style:parent-style-name="Text_20_body" style:list-style-name="L14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6" style:family="paragraph" style:parent-style-name="Text_20_body" style:list-style-name="L15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7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38" style:family="paragraph" style:parent-style-name="Text_20_body">
      <style:paragraph-properties fo:margin-left="0in" fo:margin-right="0in" fo:margin-top="0.3335in" fo:margin-bottom="0.1665in" style:contextual-spacing="false" style:line-height-at-least="0.3335in" fo:orphans="2" fo:widows="2" fo:text-indent="0in" style:auto-text-indent="false"/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P39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fo:letter-spacing="normal"/>
    </style:style>
    <style:style style:name="P40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f1115" loext:opacity="100%" fo:letter-spacing="normal"/>
    </style:style>
    <style:style style:name="P41" style:family="paragraph" style:parent-style-name="Text_20_body">
      <style:paragraph-properties fo:margin-left="0.0835in" fo:margin-right="0in" fo:margin-top="0in" fo:margin-bottom="0in" style:contextual-spacing="false" style:line-height-at-least="0.1874in" fo:orphans="2" fo:widows="2" fo:text-indent="0in" style:auto-text-indent="false"/>
      <style:text-properties fo:font-variant="normal" fo:text-transform="none" fo:color="#0f1115" loext:opacity="100%" style:font-name="Menlo" fo:font-size="9pt" fo:letter-spacing="normal" fo:font-style="normal" fo:font-weight="normal" fo:background-color="#ffffff" loext:padding="0in" loext:border="none"/>
    </style:style>
    <style:style style:name="P42" style:family="paragraph" style:parent-style-name="Text_20_body">
      <style:paragraph-properties fo:margin-left="0in" fo:margin-right="0.0311in" fo:margin-top="0in" fo:margin-bottom="0in" style:contextual-spacing="false" style:line-height-at-least="0.1252in" fo:orphans="2" fo:widows="2" fo:text-indent="0in" style:auto-text-indent="false"/>
      <style:text-properties fo:font-variant="normal" fo:text-transform="none" fo:color="#61666b" loext:opacity="100%" style:font-name="quote-cjk-patch" fo:font-size="9pt" fo:letter-spacing="normal" fo:font-style="normal" fo:font-weight="normal" fo:background-color="#ffffff" loext:padding="0in" loext:border="none"/>
    </style:style>
    <style:style style:name="P43" style:family="paragraph" style:parent-style-name="Text_20_body">
      <style:paragraph-properties fo:margin-left="0.0835in" fo:margin-right="0in" fo:margin-top="0in" fo:margin-bottom="0in" style:contextual-spacing="false" style:line-height-at-least="0.1874in" fo:orphans="2" fo:widows="2" fo:text-indent="0in" style:auto-text-indent="false"/>
      <style:text-properties fo:font-variant="normal" fo:text-transform="none" fo:color="#61666b" loext:opacity="100%" style:font-name="quote-cjk-patch" fo:font-size="9pt" fo:letter-spacing="normal" fo:font-style="normal" fo:font-weight="normal" fo:background-color="#ffffff" loext:padding="0in" loext:border="none"/>
    </style:style>
    <style:style style:name="P44" style:family="paragraph" style:parent-style-name="Text_20_body" style:list-style-name="L19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in" loext:border="none"/>
    </style:style>
    <style:style style:name="P45" style:family="paragraph" style:parent-style-name="Text_20_body" style:list-style-name="L20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800080" loext:opacity="100%" style:font-name="quote-cjk-patch" fo:font-size="10.5pt" fo:letter-spacing="normal" fo:font-style="normal" fo:font-weight="normal" loext:padding="0in" loext:border="none"/>
    </style:style>
    <style:style style:name="P46" style:family="paragraph" style:parent-style-name="Text_20_body">
      <style:paragraph-properties fo:margin-left="0in" fo:margin-right="0in" fo:margin-top="0.1665in" fo:margin-bottom="0in" style:contextual-spacing="false" fo:orphans="2" fo:widows="2" fo:text-indent="0in" style:auto-text-indent="false"/>
      <style:text-properties fo:font-variant="normal" fo:text-transform="none" fo:color="#800080" loext:opacity="100%" style:font-name="quote-cjk-patch" fo:font-size="10.5pt" fo:letter-spacing="normal" fo:font-style="normal" fo:font-weight="normal" loext:padding="0in" loext:border="none"/>
    </style:style>
    <style:style style:name="P47" style:family="paragraph" style:parent-style-name="Text_20_body">
      <style:paragraph-properties fo:margin-left="0in" fo:margin-right="0in" fo:margin-top="0.1665in" fo:margin-bottom="0.1665in" style:contextual-spacing="false" fo:orphans="2" fo:widows="2" fo:text-indent="0in" style:auto-text-indent="false"/>
    </style:style>
    <style:style style:name="P48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49" style:family="paragraph" style:parent-style-name="Text_20_body" style:list-style-name="L16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50" style:family="paragraph" style:parent-style-name="Text_20_body" style:list-style-name="L17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51" style:family="paragraph" style:parent-style-name="Text_20_body" style:list-style-name="L18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52" style:family="paragraph" style:parent-style-name="Text_20_body">
      <style:paragraph-properties fo:margin-left="0in" fo:margin-right="0.0311in" fo:margin-top="0in" fo:margin-bottom="0in" style:contextual-spacing="false" style:line-height-at-least="0.1252in" fo:text-indent="0in" style:auto-text-indent="false"/>
      <style:text-properties fo:color="#61666b" loext:opacity="100%" fo:font-size="9pt" fo:background-color="#ffffff" loext:padding="0in" loext:border="none"/>
    </style:style>
    <style:style style:name="P53" style:family="paragraph" style:parent-style-name="Text_20_body">
      <style:paragraph-properties fo:margin-left="0in" fo:margin-right="0.0311in" style:line-height-at-least="0.1252in" fo:text-indent="0in" style:auto-text-indent="false"/>
      <style:text-properties fo:color="#61666b" loext:opacity="100%" fo:font-size="9pt" fo:background-color="#ffffff" loext:padding="0in" loext:border="none"/>
    </style:style>
    <style:style style:name="P54" style:family="paragraph" style:parent-style-name="Text_20_body" style:list-style-name="L16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55" style:family="paragraph" style:parent-style-name="Text_20_body" style:list-style-name="L17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56" style:family="paragraph" style:parent-style-name="Text_20_body" style:list-style-name="L18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T1" style:family="text">
      <style:text-properties style:font-name="quote-cjk-patch" fo:font-size="18pt" fo:font-style="normal" fo:font-weight="bold"/>
    </style:style>
    <style:style style:name="T2" style:family="text">
      <style:text-properties style:font-name="quote-cjk-patch" fo:font-size="16.5pt" fo:font-style="normal" fo:font-weight="bold"/>
    </style:style>
    <style:style style:name="T3" style:family="text">
      <style:text-properties style:font-name="quote-cjk-patch" fo:font-size="12pt" fo:font-style="normal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6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7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8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9" style:family="text">
      <style:text-properties fo:font-variant="normal" fo:text-transform="none" fo:color="#800080" loext:opacity="100%" style:font-name="quote-cjk-patch" fo:font-size="15pt" fo:letter-spacing="normal" fo:font-style="normal" fo:font-weight="bold" loext:padding="0in" loext:border="none"/>
    </style:style>
    <style:style style:name="T10" style:family="text">
      <style:text-properties fo:font-variant="normal" fo:text-transform="none" fo:color="#800080" loext:opacity="100%" style:font-name="quote-cjk-patch" fo:font-size="12pt" fo:letter-spacing="normal" fo:font-style="normal" fo:font-weight="bold" loext:padding="0in" loext:border="none"/>
    </style:style>
    <style:style style:name="T11" style:family="text">
      <style:text-properties fo:font-variant="normal" fo:text-transform="none" fo:color="#800080" loext:opacity="100%" style:font-name="quote-cjk-patch" fo:font-size="10.5pt" fo:letter-spacing="normal" fo:font-style="normal" fo:font-weight="bold" loext:padding="0in" loext:border="none"/>
    </style:style>
    <style:style style:name="T12" style:family="text">
      <style:text-properties fo:font-variant="normal" fo:text-transform="none" fo:color="#800080" loext:opacity="100%" style:font-name="quote-cjk-patch" fo:font-size="10.5pt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800080" loext:opacity="100%" style:font-name="Menlo" fo:font-size="10.5pt" fo:letter-spacing="normal" fo:font-style="normal" fo:font-weight="normal" fo:background-color="#ebeef2" loext:char-shading-value="0" loext:padding="0in" loext:border="none"/>
    </style:style>
    <style:style style:name="T14" style:family="text">
      <style:text-properties fo:font-variant="normal" fo:text-transform="none" style:font-name="Menlo" fo:font-size="9.75pt" fo:font-style="normal" fo:font-weight="normal" fo:background-color="#ebeef2" loext:char-shading-value="0" loext:padding="0in" loext:border="none"/>
    </style:style>
    <style:style style:name="T15" style:family="text">
      <style:text-properties style:font-name="Menlo" fo:font-size="9.75pt" fo:font-style="normal" fo:font-weight="normal"/>
    </style:style>
    <style:style style:name="T16" style:family="text">
      <style:text-properties fo:color="#800080" loext:opacity="100%" style:font-name="quote-cjk-patch" fo:font-size="15pt" fo:letter-spacing="normal" fo:font-weight="bold" loext:padding="0in" loext:border="none"/>
    </style:style>
    <style:style style:name="T17" style:family="text">
      <style:text-properties fo:color="#800080" loext:opacity="100%" style:font-name="quote-cjk-patch" fo:font-size="16.5pt" fo:letter-spacing="normal" fo:font-weight="bold" loext:padding="0in" loext:border="none"/>
    </style:style>
    <style:style style:name="T18" style:family="text">
      <style:text-properties fo:color="#4078f2" loext:opacity="100%"/>
    </style:style>
    <style:style style:name="T19" style:family="text">
      <style:text-properties fo:color="#50a14f" loext:opacity="100%"/>
    </style:style>
    <style:style style:name="T20" style:family="text">
      <style:text-properties fo:color="#383a42" loext:opacity="100%"/>
    </style:style>
    <style:style style:name="T21" style:family="text">
      <style:text-properties fo:color="#b76b01" loext:opacity="100%"/>
    </style:style>
    <style:style style:name="T22" style:family="text">
      <style:text-properties officeooo:rsid="00090673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🚀 <text:span text:style-name="T1">Презентация проекта: Мониторинг инфраструктуры с Docker, Prometheus и Grafana</text:span></text:h>
      <text:h text:style-name="P2" text:outline-level="2">📋 <text:span text:style-name="T2">Содержание</text:span></text:h>
      <text:list xml:id="list4154723017" text:style-name="L1">
        <text:list-item>
          <text:p text:style-name="P25">Обзор проекта</text:p>
        </text:list-item>
        <text:list-item>
          <text:p text:style-name="P25">Архитектура системы</text:p>
        </text:list-item>
        <text:list-item>
          <text:p text:style-name="P25">Технологический стек</text:p>
        </text:list-item>
        <text:list-item>
          <text:p text:style-name="P25">Реализованный функционал</text:p>
        </text:list-item>
        <text:list-item>
          <text:p text:style-name="P25">Демонстрация работы</text:p>
        </text:list-item>
        <text:list-item>
          <text:p text:style-name="P25">Особенности реализации</text:p>
        </text:list-item>
        <text:list-item>
          <text:p text:style-name="P25">Возможности расширения</text:p>
        </text:list-item>
      </text:list>
      <text:p text:style-name="Horizontal_20_Line"/>
      <text:h text:style-name="P3" text:outline-level="2">1. 📊 Обзор проекта</text:h>
      <text:p text:style-name="P47"><text:span text:style-name="Strong_20_Emphasis"><text:span text:style-name="T5">Цель:</text:span></text:span><text:span text:style-name="T6"> Создание отказоустойчивой системы мониторинга для веб-инфраструктуры с автоматическим алертингом</text:span></text:p>
      <text:p text:style-name="P47"><text:span text:style-name="Strong_20_Emphasis"><text:span text:style-name="T5">Ключевые характеристики:</text:span></text:span></text:p>
      <text:list xml:id="list2037930254" text:style-name="L2">
        <text:list-item>
          <text:p text:style-name="P39">✅ <text:span text:style-name="T3">Мониторинг веб-сервисов и баз данных</text:span></text:p>
        </text:list-item>
        <text:list-item>
          <text:p text:style-name="P39">✅ <text:span text:style-name="T3">Автоматическое оповещение в Telegram</text:span></text:p>
        </text:list-item>
        <text:list-item>
          <text:p text:style-name="P39">✅ <text:span text:style-name="T3">Репликация MySQL для отказоустойчивости</text:span></text:p>
        </text:list-item>
        <text:list-item>
          <text:p text:style-name="P39">✅ <text:span text:style-name="T3">Визуализация метрик в реальном времени</text:span></text:p>
        </text:list-item>
        <text:list-item>
          <text:p text:style-name="P39">✅ <text:span text:style-name="T3">Масштабируемая архитектура</text:span></text:p>
        </text:list-item>
      </text:list>
      <text:p text:style-name="Horizontal_20_Line"/>
      <text:h text:style-name="P3" text:outline-level="2"/>
      <text:p text:style-name="P38"/>
      <text:h text:style-name="P3" text:outline-level="2"><text:soft-page-break/>2. 🏗️ Архитектура системы</text:h>
      <text:p text:style-name="P20"><text:span text:style-name="T4">┌─────────────────┐ <text:s text:c="3"/>┌──────────────────┐</text:span></text:p>
      <text:p text:style-name="P11">│ <text:s text:c="2"/><text:span text:style-name="T15">Web VM <text:s text:c="7"/>│ <text:s text:c="3"/>│ <text:s/>Monitoring VM <text:s text:c="2"/>│</text:span></text:p>
      <text:p text:style-name="P11">│ <text:s text:c="16"/>│ <text:s text:c="3"/>│ <text:s text:c="17"/>│</text:p>
      <text:p text:style-name="P11">│ <text:s/>┌─────────────┐│ <text:s text:c="3"/>│ <text:s/>┌─────────────┐ │</text:p>
      <text:p text:style-name="P11">│ <text:s/>│ <text:span text:style-name="T15">MySQL <text:s text:c="6"/>││ <text:s text:c="3"/>│ <text:s/>│ Prometheus <text:s/>│ │</text:span></text:p>
      <text:p text:style-name="P11">│ <text:s/>│ <text:span text:style-name="T15">Master+Slaves│◄───┼──┤ <text:s text:c="12"/>│ │</text:span></text:p>
      <text:p text:style-name="P11">│ <text:s/>└─────────────┘│ <text:s text:c="3"/>│ <text:s/>└─────────────┘ │</text:p>
      <text:p text:style-name="P11">│ <text:s text:c="16"/>│ <text:s text:c="3"/>│ <text:s text:c="17"/>│</text:p>
      <text:p text:style-name="P11">│ <text:s/>┌─────────────┐│ <text:s text:c="3"/>│ <text:s/>┌─────────────┐ │</text:p>
      <text:p text:style-name="P11">│ <text:s/>│ <text:span text:style-name="T15">Nginx <text:s text:c="6"/>││ <text:s text:c="3"/>│ <text:s/>│ Grafana <text:s text:c="4"/>│ │</text:span></text:p>
      <text:p text:style-name="P11">│ <text:s/>│ <text:span text:style-name="T15">Python App <text:s/>││ <text:s text:c="3"/>│ <text:s/>└─────────────┘ │</text:span></text:p>
      <text:p text:style-name="P11">│ <text:s/>│ <text:span text:style-name="T15">WordPress <text:s text:c="2"/>││ <text:s text:c="3"/>│ <text:s text:c="17"/>│</text:span></text:p>
      <text:p text:style-name="P11">│ <text:s/>└─────────────┘│ <text:s text:c="3"/>│ <text:s/>┌─────────────┐ │</text:p>
      <text:p text:style-name="P11">│ <text:s text:c="16"/>│ <text:s text:c="3"/>│ <text:s/>│<text:span text:style-name="T15">Alertmanager │ │</text:span></text:p>
      <text:p text:style-name="P11">│ <text:s/>┌─────────────┐│ <text:s text:c="3"/>│ <text:s/>│ <text:span text:style-name="T15">+ Telegram <text:s/>│ │</text:span></text:p>
      <text:p text:style-name="P11">│ <text:s/>│ <text:span text:style-name="T15">Firewall <text:s text:c="3"/>││ <text:s text:c="3"/>│ <text:s/>└─────────────┘ │</text:span></text:p>
      <text:p text:style-name="P11">│ <text:s/>└─────────────┘│ <text:s text:c="3"/>│ <text:s text:c="17"/>│</text:p>
      <text:p text:style-name="P11">└─────────────────┘ <text:s text:c="3"/>└──────────────────┘</text:p>
      <text:p text:style-name="Horizontal_20_Line"/>
      <text:h text:style-name="P3" text:outline-level="2">3. ⚙️ Технологический стек</text:h>
      <text:h text:style-name="P7" text:outline-level="3"><text:span text:style-name="Strong_20_Emphasis"><text:span text:style-name="T7">Виртуализация и оркестрация:</text:span></text:span></text:h>
      <text:list xml:id="list2792682749" text:style-name="L3">
        <text:list-item>
          <text:p text:style-name="P26">Vagrant + VirtualBox - изолированные среды</text:p>
        </text:list-item>
        <text:list-item>
          <text:p text:style-name="P26">Docker + Docker Compose - контейнеризация</text:p>
        </text:list-item>
      </text:list>
      <text:h text:style-name="P7" text:outline-level="3"><text:span text:style-name="Strong_20_Emphasis"><text:span text:style-name="T7">Мониторинг и визуализация:</text:span></text:span></text:h>
      <text:list xml:id="list412994295" text:style-name="L4">
        <text:list-item>
          <text:p text:style-name="P27">Prometheus - сбор метрик</text:p>
        </text:list-item>
        <text:list-item>
          <text:p text:style-name="P27">Grafana - дашборды и визуализация</text:p>
        </text:list-item>
        <text:list-item>
          <text:p text:style-name="P27">Alertmanager - управление алертами</text:p>
        </text:list-item>
      </text:list>
      <text:h text:style-name="P7" text:outline-level="3"><text:span text:style-name="Strong_20_Emphasis"><text:span text:style-name="T7">Базы данных и веб-сервисы:</text:span></text:span></text:h>
      <text:list xml:id="list3934920032" text:style-name="L5">
        <text:list-item>
          <text:p text:style-name="P28">MySQL 8.0 с репликацией (Master + 2 Slave)</text:p>
        </text:list-item>
        <text:list-item>
          <text:p text:style-name="P28">Nginx - веб-сервер и балансировщик</text:p>
        </text:list-item>
        <text:list-item>
          <text:p text:style-name="P28">Python Flask приложение</text:p>
        </text:list-item>
        <text:list-item>
          <text:p text:style-name="P28"><text:soft-page-break/>WordPress</text:p>
        </text:list-item>
      </text:list>
      <text:h text:style-name="P7" text:outline-level="3"><text:span text:style-name="Strong_20_Emphasis"><text:span text:style-name="T7">Экспортеры метрик:</text:span></text:span></text:h>
      <text:list xml:id="list2032271825" text:style-name="L6">
        <text:list-item>
          <text:p text:style-name="P29">Node Exporter - метрики серверов</text:p>
        </text:list-item>
        <text:list-item>
          <text:p text:style-name="P29">MySQL Exporter - метрики баз данных</text:p>
        </text:list-item>
        <text:list-item>
          <text:p text:style-name="P29">cAdvisor - мониторинг контейнеров</text:p>
        </text:list-item>
        <text:list-item>
          <text:p text:style-name="P29">Blackbox Exporter - проверка доступности</text:p>
        </text:list-item>
      </text:list>
      <text:p text:style-name="Horizontal_20_Line"/>
      <text:h text:style-name="P3" text:outline-level="2">4. ✅ Реализованный функционал</text:h>
      <text:h text:style-name="P7" text:outline-level="3"><text:span text:style-name="Strong_20_Emphasis"><text:span text:style-name="T7">Мониторинг инфраструктуры:</text:span></text:span></text:h>
      <text:list xml:id="list3270426949" text:style-name="L7">
        <text:list-item>
          <text:p text:style-name="P30">Доступность сервисов (HTTP/HTTPS/TCP)</text:p>
        </text:list-item>
        <text:list-item>
          <text:p text:style-name="P30">Метрики производительности (CPU, RAM, Disk)</text:p>
        </text:list-item>
        <text:list-item>
          <text:p text:style-name="P30">Мониторинг Docker контейнеров</text:p>
        </text:list-item>
        <text:list-item>
          <text:p text:style-name="P30">Репликация MySQL в реальном времени</text:p>
        </text:list-item>
      </text:list>
      <text:h text:style-name="P7" text:outline-level="3"><text:span text:style-name="Strong_20_Emphasis"><text:span text:style-name="T7">Система алертинга:</text:span></text:span></text:h>
      <text:list xml:id="list2179512094" text:style-name="L8">
        <text:list-item>
          <text:p text:style-name="P31">Автоматическое обнаружение сбоев</text:p>
        </text:list-item>
        <text:list-item>
          <text:p text:style-name="P31">Многоуровневые уведомления (Warning/Critical)</text:p>
        </text:list-item>
        <text:list-item>
          <text:p text:style-name="P31">Telegram интеграция с HTML форматированием</text:p>
        </text:list-item>
        <text:list-item>
          <text:p text:style-name="P31">Уведомления о восстановлении (Resolved)</text:p>
        </text:list-item>
      </text:list>
      <text:h text:style-name="P7" text:outline-level="3"><text:span text:style-name="Strong_20_Emphasis"><text:span text:style-name="T7">Визуализация:</text:span></text:span></text:h>
      <text:list xml:id="list1098870940" text:style-name="L9">
        <text:list-item>
          <text:p text:style-name="P32">Дашборд MySQL Overview</text:p>
        </text:list-item>
        <text:list-item>
          <text:p text:style-name="P32">Мониторинг репликации</text:p>
        </text:list-item>
        <text:list-item>
          <text:p text:style-name="P32">Графики нагрузки серверов</text:p>
        </text:list-item>
        <text:list-item>
          <text:p text:style-name="P32">Статус всех сервисов</text:p>
        </text:list-item>
      </text:list>
      <text:p text:style-name="Horizontal_20_Line"/>
      <text:h text:style-name="P3" text:outline-level="2"><text:soft-page-break/>5. 🎯 Демонстрация работы</text:h>
      <text:h text:style-name="P5" text:outline-level="2"><text:span text:style-name="Strong_20_Emphasis"><text:span text:style-name="T16">🚨 </text:span></text:span><text:span text:style-name="Strong_20_Emphasis"><text:span text:style-name="T17">Детальные сценарии сбоя и восстановления</text:span></text:span></text:h>
      <text:h text:style-name="P7" text:outline-level="3"><text:span text:style-name="Strong_20_Emphasis"><text:span text:style-name="T9">Сценарий 1: Сбой Python приложения</text:span></text:span></text:h>
      <text:h text:style-name="P8" text:outline-level="4"><text:span text:style-name="Strong_20_Emphasis"><text:span text:style-name="T10">Имитация сбоя:</text:span></text:span></text:h>
      <text:p text:style-name="P41">bash</text:p>
      <text:p text:style-name="P14"># На Web VM останавливаем Python приложение</text:p>
      <text:p text:style-name="P16">vagrant@DynamicWeb:~/project$ <text:span text:style-name="T18">docker</text:span> compose <text:span text:style-name="T18">-f</text:span> docker-compose.yml <text:span text:style-name="T18">--profile</text:span> dynamicweb stop python_app</text:p>
      <text:p text:style-name="P19"/>
      <text:p text:style-name="P15"># Проверяем статус</text:p>
      <text:p text:style-name="P16">vagrant@DynamicWeb:~/project$ <text:span text:style-name="T18">docker</text:span> <text:span text:style-name="T18">ps</text:span> <text:span text:style-name="T18">|</text:span> <text:span text:style-name="T18">grep</text:span> python_app</text:p>
      <text:p text:style-name="P15"># (контейнер отсутств<text:span text:style-name="T22">ует</text:span> в выводе)</text:p>
      <text:p text:style-name="P19"/>
      <text:p text:style-name="P15"># Альтернативно - принудительное завершение</text:p>
      <text:p text:style-name="P16">vagrant@DynamicWeb:~/project$ <text:span text:style-name="T18">docker</text:span> <text:span text:style-name="T18">kill</text:span> python_app</text:p>
      <text:h text:style-name="P9" text:outline-level="4"><text:span text:style-name="Strong_20_Emphasis"><text:span text:style-name="T10">Что происходит в системе мониторинга:</text:span></text:span></text:h>
      <text:list xml:id="list673073893" text:style-name="L16">
        <text:list-item>
          <text:p text:style-name="P54"><text:span text:style-name="Strong_20_Emphasis"><text:span text:style-name="T11">Через 15 секунд:</text:span></text:span><text:span text:style-name="T12"> Prometheus обнаруживает изменение метрики </text:span><text:span text:style-name="Source_20_Text"><text:span text:style-name="T13">up{job="python_app"}</text:span></text:span></text:p>
        </text:list-item>
        <text:list-item>
          <text:p text:style-name="P54"><text:span text:style-name="Strong_20_Emphasis"><text:span text:style-name="T11">Через 1 минуту:</text:span></text:span><text:span text:style-name="T12"> Алерт переходит в состояние </text:span><text:span text:style-name="Source_20_Text"><text:span text:style-name="T13">firing</text:span></text:span></text:p>
        </text:list-item>
        <text:list-item>
          <text:p text:style-name="P49"><text:span text:style-name="Strong_20_Emphasis"><text:span text:style-name="T11">В реальном времени:</text:span></text:span><text:span text:style-name="T12"> Grafana дашборд показывает сбой</text:span></text:p>
        </text:list-item>
      </text:list>
      <text:h text:style-name="P8" text:outline-level="4"><text:span text:style-name="Strong_20_Emphasis"><text:span text:style-name="T10">Проверка состояния:</text:span></text:span></text:h>
      <text:p text:style-name="P41">bash</text:p>
      <text:p text:style-name="P14"># На Monitoring VM проверяем алерты</text:p>
      <text:p text:style-name="P16">vagrant@Monitoring:~/project$ <text:span text:style-name="T18">curl</text:span> <text:span text:style-name="T18">-s</text:span> http://localhost:9091/api/v1/alerts <text:span text:style-name="T18">|</text:span> jq <text:span text:style-name="T19">'.data.alerts[] | select(.labels.job == "python_app")'</text:span></text:p>
      <text:p text:style-name="P19"/>
      <text:p text:style-name="P15"># Проверяем метрику доступности</text:p>
      <text:p text:style-name="P16">vagrant@Monitoring:~/project$ <text:span text:style-name="T18">curl</text:span> <text:span text:style-name="T18">-s</text:span> http://localhost:9091/api/v1/query?query<text:span text:style-name="T18">=</text:span>up<text:span text:style-name="T20">{</text:span>job<text:span text:style-name="T18">=</text:span><text:span text:style-name="T20">\</text:span>"python_app<text:span text:style-name="T20">\</text:span>"<text:span text:style-name="T20">}</text:span> <text:span text:style-name="T18">|</text:span> jq <text:span text:style-name="T19">.</text:span></text:p>
      <text:h text:style-name="P8" text:outline-level="4"><text:span text:style-name="Strong_20_Emphasis"><text:span text:style-name="T10">Уведомление в Telegram:</text:span></text:span></text:h>
      <text:p text:style-name="P43"/>
      <text:p text:style-name="P17"><text:soft-page-break/>🚨 <text:span text:style-name="T15">[FIRING] ContainerDown</text:span></text:p>
      <text:p text:style-name="P19"/>
      <text:p text:style-name="P18"> <text:span text:style-name="T15">Summary: Контейнер недоступен (instance python_app:8000)</text:span></text:p>
      <text:p text:style-name="P19"/>
      <text:p text:style-name="P18"> <text:span text:style-name="T15">Description: Контейнер python_app на python_app:8000 не отвечает более 1 минуты</text:span></text:p>
      <text:p text:style-name="P19"/>
      <text:p text:style-name="P18">️ <text:span text:style-name="T15">Labels:</text:span></text:p>
      <text:p text:style-name="P18">• <text:span text:style-name="T15">instance = python_app:8000</text:span></text:p>
      <text:p text:style-name="P18">• <text:span text:style-name="T15">job = python_app</text:span></text:p>
      <text:p text:style-name="P18">• <text:span text:style-name="T15">severity = critical</text:span></text:p>
      <text:p text:style-name="P19"/>
      <text:p text:style-name="P18"> <text:span text:style-name="T15">Time: 2025-09-19 22:15:30</text:span></text:p>
      <text:p text:style-name="P10"/>
      <text:h text:style-name="P7" text:outline-level="3"><text:span text:style-name="Strong_20_Emphasis"><text:span text:style-name="T9">Сценарий 2: Восстановление Python приложения</text:span></text:span></text:h>
      <text:h text:style-name="P8" text:outline-level="4"><text:span text:style-name="Strong_20_Emphasis"><text:span text:style-name="T10">Запуск сервиса:</text:span></text:span></text:h>
      <text:p text:style-name="P14"># На Web VM запускаем Python приложение</text:p>
      <text:p text:style-name="P16">vagrant@DynamicWeb:~/project$ <text:span text:style-name="T18">docker</text:span> compose <text:span text:style-name="T18">-f</text:span> docker-compose.yml <text:span text:style-name="T18">--profile</text:span> dynamicweb start python_app</text:p>
      <text:p text:style-name="P19"/>
      <text:p text:style-name="P15"># Или полный перезапуск</text:p>
      <text:p text:style-name="P16">vagrant@DynamicWeb:~/project$ <text:span text:style-name="T18">docker</text:span> compose <text:span text:style-name="T18">-f</text:span> docker-compose.yml <text:span text:style-name="T18">--profile</text:span> dynamicweb up <text:span text:style-name="T18">-d</text:span> python_app</text:p>
      <text:p text:style-name="P19"/>
      <text:p text:style-name="P15"># Проверяем здоровье</text:p>
      <text:p text:style-name="P16">vagrant@DynamicWeb:~/project$ <text:span text:style-name="T18">docker</text:span> inspect python_app <text:span text:style-name="T18">|</text:span> <text:span text:style-name="T18">grep</text:span> <text:span text:style-name="T18">-A5</text:span> <text:span text:style-name="T18">-B5</text:span> <text:span text:style-name="T19">"Health"</text:span></text:p>
      <text:h text:style-name="P9" text:outline-level="4"><text:span text:style-name="Strong_20_Emphasis"><text:span text:style-name="T10">Что происходит в системе мониторинга:</text:span></text:span></text:h>
      <text:list xml:id="list2293718491" text:style-name="L17">
        <text:list-item>
          <text:p text:style-name="P55"><text:span text:style-name="Strong_20_Emphasis"><text:span text:style-name="T11">Через 15 секунд:</text:span></text:span><text:span text:style-name="T12"> Prometheus обнаруживает восстановление метрики </text:span><text:span text:style-name="Source_20_Text"><text:span text:style-name="T13">up=1</text:span></text:span></text:p>
        </text:list-item>
        <text:list-item>
          <text:p text:style-name="P55"><text:span text:style-name="Strong_20_Emphasis"><text:span text:style-name="T11">Через 30 секунд:</text:span></text:span><text:span text:style-name="T12"> Алерт переходит в состояние </text:span><text:span text:style-name="Source_20_Text"><text:span text:style-name="T13">resolved</text:span></text:span></text:p>
        </text:list-item>
        <text:list-item>
          <text:p text:style-name="P50"><text:span text:style-name="Strong_20_Emphasis"><text:span text:style-name="T11">Через 1-2 минуты:</text:span></text:span><text:span text:style-name="T12"> Приходит resolved уведомление</text:span></text:p>
        </text:list-item>
      </text:list>
      <text:h text:style-name="P8" text:outline-level="4"><text:span text:style-name="Strong_20_Emphasis"><text:span text:style-name="T10">Проверка восстановления:</text:span></text:span></text:h>
      <text:p text:style-name="P14"># Проверяем статус алерта</text:p>
      <text:p text:style-name="P16">vagrant@Monitoring:~/project$ <text:span text:style-name="T18">curl</text:span> <text:span text:style-name="T18">-s</text:span> http://localhost:9091/api/v1/alerts <text:span text:style-name="T18">|</text:span> jq <text:span text:style-name="T19">'.data.alerts[] | select(.labels.job == "python_app") | .state'</text:span></text:p>
      <text:p text:style-name="P19"/>
      <text:p text:style-name="P15"># Проверяем метрики</text:p>
      <text:p text:style-name="P16"><text:soft-page-break/>vagrant@Monitoring:~/project$ <text:span text:style-name="T18">curl</text:span> <text:span text:style-name="T18">-s</text:span> http://localhost:9091/api/v1/query?query<text:span text:style-name="T18">=</text:span>up<text:span text:style-name="T20">{</text:span>job<text:span text:style-name="T18">=</text:span><text:span text:style-name="T20">\</text:span>"python_app<text:span text:style-name="T20">\</text:span>"<text:span text:style-name="T20">}</text:span> <text:span text:style-name="T18">|</text:span> jq <text:span text:style-name="T19">.</text:span></text:p>
      <text:h text:style-name="P8" text:outline-level="4"><text:span text:style-name="Strong_20_Emphasis"><text:span text:style-name="T10">Уведомление в Telegram:</text:span></text:span></text:h>
      <text:p text:style-name="P17">✅ <text:span text:style-name="T15">[RESOLVED] ContainerDown</text:span></text:p>
      <text:p text:style-name="P19"/>
      <text:p text:style-name="P18"> <text:span text:style-name="T15">Summary: Контейнер недоступен (instance python_app:8000)</text:span></text:p>
      <text:p text:style-name="P19"/>
      <text:p text:style-name="P18"> <text:span text:style-name="T15">Description: Контейнер python_app на python_app:8000 не отвечает более 1 минуты</text:span></text:p>
      <text:p text:style-name="P19"/>
      <text:p text:style-name="P18">️ <text:span text:style-name="T15">Labels:</text:span></text:p>
      <text:p text:style-name="P18">• <text:span text:style-name="T15">instance = python_app:8000 <text:s/></text:span></text:p>
      <text:p text:style-name="P18">• <text:span text:style-name="T15">job = python_app</text:span></text:p>
      <text:p text:style-name="P18">• <text:span text:style-name="T15">severity = critical</text:span></text:p>
      <text:p text:style-name="P19"/>
      <text:p text:style-name="P18"> <text:span text:style-name="T15">Time: 2025-09-19 22:17:45</text:span></text:p>
      <text:p text:style-name="P10"/>
      <text:h text:style-name="P7" text:outline-level="3"><text:span text:style-name="Strong_20_Emphasis"><text:span text:style-name="T9">Сценарий 3: Сбой MySQL репликации</text:span></text:span></text:h>
      <text:h text:style-name="P8" text:outline-level="4"><text:span text:style-name="Strong_20_Emphasis"><text:span text:style-name="T10">Имитация проблемы с репликацией:</text:span></text:span></text:h>
      <text:p text:style-name="P14"># На Web VM останавливаем репликацию на slave1</text:p>
      <text:p text:style-name="P16">vagrant@DynamicWeb:~/project$ <text:span text:style-name="T18">docker</text:span> <text:span text:style-name="T19">exec</text:span> slave1 mysql <text:span text:style-name="T18">-uroot</text:span> <text:span text:style-name="T18">-pStrongPass123</text:span> <text:span text:style-name="T18">-e</text:span> <text:span text:style-name="T19">"STOP REPLICA;"</text:span></text:p>
      <text:p text:style-name="P19"/>
      <text:p text:style-name="P15"># Проверяем статус репликации</text:p>
      <text:p text:style-name="P16">vagrant@DynamicWeb:~/project$ <text:span text:style-name="T18">docker</text:span> <text:span text:style-name="T19">exec</text:span> slave1 mysql <text:span text:style-name="T18">-uroot</text:span> <text:span text:style-name="T18">-pStrongPass123</text:span> <text:span text:style-name="T18">-e</text:span> <text:span text:style-name="T19">"SHOW REPLICA STATUS\G"</text:span> <text:span text:style-name="T18">|</text:span> <text:span text:style-name="T18">grep</text:span> <text:span text:style-name="T18">-E</text:span> <text:span text:style-name="T19">"Replica_IO_Running|Replica_SQL_Running"</text:span></text:p>
      <text:h text:style-name="P8" text:outline-level="4"><text:span text:style-name="Strong_20_Emphasis"><text:span text:style-name="T10">Что происходит в системе мониторинга:</text:span></text:span></text:h>
      <text:p text:style-name="P14"># Проверяем метрики репликации</text:p>
      <text:p text:style-name="P16">vagrant@Monitoring:~/project$ <text:span text:style-name="T18">curl</text:span> <text:span text:style-name="T18">-s</text:span> http://localhost:9091/api/v1/query?query<text:span text:style-name="T18">=</text:span>mysql_slave_status_slave_io_running <text:span text:style-name="T18">|</text:span> jq <text:span text:style-name="T19">.</text:span></text:p>
      <text:p text:style-name="P16">vagrant@Monitoring:~/project$ <text:span text:style-name="T18">curl</text:span> <text:span text:style-name="T18">-s</text:span> http://localhost:9091/api/v1/query?query<text:span text:style-name="T18">=</text:span>mysql_slave_status_slave_sql_running <text:span text:style-name="T18">|</text:span> jq <text:span text:style-name="T19">.</text:span></text:p>
      <text:h text:style-name="P8" text:outline-level="4"><text:span text:style-name="Strong_20_Emphasis"><text:span text:style-name="T10">Уведомление в Telegram:</text:span></text:span></text:h>
      <text:p text:style-name="P17">🚨 <text:span text:style-name="T15">[FIRING] MySQLReplicationNotRunning</text:span></text:p>
      <text:p text:style-name="P19"/>
      <text:p text:style-name="P18"><text:soft-page-break/> <text:span text:style-name="T15">Summary: Репликация MySQL остановлена (instance slave1)</text:span></text:p>
      <text:p text:style-name="P19"/>
      <text:p text:style-name="P18"> <text:span text:style-name="T15">Description: Репликация MySQL не работает на instance slave1</text:span></text:p>
      <text:p text:style-name="P19"/>
      <text:p text:style-name="P18">️ <text:span text:style-name="T15">Labels:</text:span></text:p>
      <text:p text:style-name="P18">• <text:span text:style-name="T15">instance = slave1</text:span></text:p>
      <text:p text:style-name="P18">• <text:span text:style-name="T15">severity = critical</text:span></text:p>
      <text:p text:style-name="P10"/>
      <text:h text:style-name="P7" text:outline-level="3"><text:span text:style-name="Strong_20_Emphasis"><text:span text:style-name="T9">Сценарий 4: Восстановление MySQL репликации</text:span></text:span></text:h>
      <text:h text:style-name="P8" text:outline-level="4"><text:span text:style-name="Strong_20_Emphasis"><text:span text:style-name="T10">Запуск репликации:</text:span></text:span></text:h>
      <text:p text:style-name="P14"># Восстанавливаем репликацию</text:p>
      <text:p text:style-name="P16">vagrant@DynamicWeb:~/project$ <text:span text:style-name="T18">docker</text:span> <text:span text:style-name="T19">exec</text:span> slave1 mysql <text:span text:style-name="T18">-uroot</text:span> <text:span text:style-name="T18">-pStrongPass123</text:span> <text:span text:style-name="T18">-e</text:span> <text:span text:style-name="T19">"START REPLICA;"</text:span></text:p>
      <text:p text:style-name="P19"/>
      <text:p text:style-name="P15"># Проверяем статус</text:p>
      <text:p text:style-name="P16">vagrant@DynamicWeb:~/project$ <text:span text:style-name="T18">docker</text:span> <text:span text:style-name="T19">exec</text:span> slave1 mysql <text:span text:style-name="T18">-uroot</text:span> <text:span text:style-name="T18">-pStrongPass123</text:span> <text:span text:style-name="T18">-e</text:span> <text:span text:style-name="T19">"SHOW REPLICA STATUS\G"</text:span> <text:span text:style-name="T18">|</text:span> <text:span text:style-name="T18">grep</text:span> <text:span text:style-name="T18">-E</text:span> <text:span text:style-name="T19">"Replica_IO_Running|Replica_SQL_Running|Seconds_Behind_Master"</text:span></text:p>
      <text:h text:style-name="P8" text:outline-level="4"><text:span text:style-name="Strong_20_Emphasis"><text:span text:style-name="T10">Уведомление в Telegram:</text:span></text:span></text:h>
      <text:p text:style-name="P17">✅ <text:span text:style-name="T15">[RESOLVED] MySQLReplicationNotRunning</text:span></text:p>
      <text:p text:style-name="P19"/>
      <text:p text:style-name="P18"> <text:span text:style-name="T15">Summary: Репликация MySQL остановлена (instance slave1) <text:s/></text:span></text:p>
      <text:p text:style-name="P19"/>
      <text:p text:style-name="P18"> <text:span text:style-name="T15">Description: Репликация MySQL не работает на instance slave1</text:span></text:p>
      <text:p text:style-name="P19"/>
      <text:p text:style-name="P18">️ <text:span text:style-name="T15">Labels:</text:span></text:p>
      <text:p text:style-name="P18">• <text:span text:style-name="T15">instance = slave1</text:span></text:p>
      <text:p text:style-name="P18">• <text:span text:style-name="T15">severity = critical</text:span></text:p>
      <text:p text:style-name="P10"/>
      <text:h text:style-name="P7" text:outline-level="3"><text:span text:style-name="Strong_20_Emphasis"><text:span text:style-name="T9">Сценарий 5: Высокая нагрузка на CPU</text:span></text:span></text:h>
      <text:h text:style-name="P8" text:outline-level="4"><text:span text:style-name="Strong_20_Emphasis"><text:span text:style-name="T10">Создание нагрузки:</text:span></text:span></text:h>
      <text:p text:style-name="P14"># Устанавливаем утилиту stress (если нет)</text:p>
      <text:p text:style-name="P16">vagrant@DynamicWeb:~/project$ <text:span text:style-name="T18">sudo</text:span> <text:span text:style-name="T18">apt</text:span> <text:span text:style-name="T18">install</text:span> <text:span text:style-name="T18">-y</text:span> stress</text:p>
      <text:p text:style-name="P19"/>
      <text:p text:style-name="P15"><text:soft-page-break/># Создаем нагрузку на CPU</text:p>
      <text:p text:style-name="P16">vagrant@DynamicWeb:~/project$ stress <text:span text:style-name="T18">--cpu</text:span> <text:span text:style-name="T21">4</text:span> <text:span text:style-name="T18">--timeout</text:span> 120s</text:p>
      <text:p text:style-name="P19"/>
      <text:p text:style-name="P15"># Мониторим нагрузку в реальном времени</text:p>
      <text:p text:style-name="P16">vagrant@DynamicWeb:~/project$ <text:span text:style-name="T18">watch</text:span> <text:span text:style-name="T18">-n</text:span> <text:span text:style-name="T21">1</text:span> <text:span text:style-name="T19">"cat /proc/loadavg"</text:span></text:p>
      <text:h text:style-name="P8" text:outline-level="4"><text:span text:style-name="Strong_20_Emphasis"><text:span text:style-name="T10">Что происходит в системе мониторинга:</text:span></text:span></text:h>
      <text:p text:style-name="P14"># Проверяем метрики CPU</text:p>
      <text:p text:style-name="P16">vagrant@Monitoring:~/project$ <text:span text:style-name="T18">curl</text:span> <text:span text:style-name="T18">-s</text:span> http://localhost:9091/api/v1/query?query<text:span text:style-name="T18">=</text:span><text:span text:style-name="T21">100</text:span>%20-%20<text:span text:style-name="T20">(</text:span>avg%20by<text:span text:style-name="T20">(</text:span>instance<text:span text:style-name="T20">)</text:span>%20<text:span text:style-name="T20">(</text:span>rate<text:span text:style-name="T20">(</text:span>node_cpu_seconds_total<text:span text:style-name="T20">{</text:span>mode<text:span text:style-name="T18">=</text:span>%22idle%22<text:span text:style-name="T20">}[</text:span>5m<text:span text:style-name="T20">]))</text:span>%20*%20100<text:span text:style-name="T20">)</text:span> <text:span text:style-name="T18">|</text:span> jq <text:span text:style-name="T19">.</text:span></text:p>
      <text:h text:style-name="P8" text:outline-level="4"><text:span text:style-name="Strong_20_Emphasis"><text:span text:style-name="T10">Уведомление в Telegram:</text:span></text:span></text:h>
      <text:p text:style-name="P17">⚠️ <text:span text:style-name="T15">[FIRING] HighCpuUsage</text:span></text:p>
      <text:p text:style-name="P19"/>
      <text:p text:style-name="P18"> <text:span text:style-name="T15">Summary: Высокая загрузка CPU (instance DynamicWeb)</text:span></text:p>
      <text:p text:style-name="P19"/>
      <text:p text:style-name="P18"> <text:span text:style-name="T15">Description: CPU нагрузка &gt; 80% в течение 5 минут</text:span></text:p>
      <text:p text:style-name="P19"/>
      <text:p text:style-name="P18">️ <text:span text:style-name="T15">Labels:</text:span></text:p>
      <text:p text:style-name="P18">• <text:span text:style-name="T15">instance = DynamicWeb</text:span></text:p>
      <text:p text:style-name="P18">• <text:span text:style-name="T15">severity = warning</text:span></text:p>
      <text:p text:style-name="P10"/>
      <text:h text:style-name="P7" text:outline-level="3"><text:span text:style-name="Strong_20_Emphasis"><text:span text:style-name="T9">Сценарий 6: Критический сбой - полная остановка MySQL</text:span></text:span></text:h>
      <text:h text:style-name="P8" text:outline-level="4"><text:span text:style-name="Strong_20_Emphasis"><text:span text:style-name="T10">Имитация катастрофического сбоя:</text:span></text:span></text:h>
      <text:p text:style-name="P14"># Полная остановка MySQL master</text:p>
      <text:p text:style-name="P16">vagrant@DynamicWeb:~/project$ <text:span text:style-name="T18">docker</text:span> compose <text:span text:style-name="T18">-f</text:span> docker-compose.yml <text:span text:style-name="T18">--profile</text:span> dynamicweb stop database</text:p>
      <text:p text:style-name="P19"/>
      <text:p text:style-name="P15"># Проверяем доступность порта</text:p>
      <text:p text:style-name="P16">vagrant@Monitoring:~/project$ <text:span text:style-name="T18">nc</text:span> <text:span text:style-name="T18">-zv</text:span> <text:span text:style-name="T21">192.168</text:span>.56.10 <text:span text:style-name="T21">3306</text:span></text:p>
      <text:p text:style-name="P15"># Connection refused</text:p>
      <text:h text:style-name="P9" text:outline-level="4"><text:span text:style-name="Strong_20_Emphasis"><text:span text:style-name="T10">Каскадные последствия:</text:span></text:span></text:h>
      <text:list xml:id="list1355709461" text:style-name="L18">
        <text:list-item>
          <text:p text:style-name="P51"><text:span text:style-name="Strong_20_Emphasis"><text:span text:style-name="T11">Python App:</text:span></text:span><text:span text:style-name="T12"> Ошибки подключения к БД</text:span></text:p>
        </text:list-item>
        <text:list-item>
          <text:p text:style-name="P51"><text:span text:style-name="Strong_20_Emphasis"><text:span text:style-name="T11">WordPress:</text:span></text:span><text:span text:style-name="T12"> Невозможность загрузить страницы</text:span></text:p>
        </text:list-item>
        <text:list-item>
          <text:p text:style-name="P51"><text:soft-page-break/><text:span text:style-name="Strong_20_Emphasis"><text:span text:style-name="T11">Nginx:</text:span></text:span><text:span text:style-name="T12"> 502 Bad Gateway ошибки</text:span></text:p>
        </text:list-item>
        <text:list-item>
          <text:p text:style-name="P56"><text:span text:style-name="Strong_20_Emphasis"><text:span text:style-name="T11">MySQL Exporter:</text:span></text:span><text:span text:style-name="T12"> </text:span><text:span text:style-name="Source_20_Text"><text:span text:style-name="T13">mysql_up = 0</text:span></text:span></text:p>
        </text:list-item>
      </text:list>
      <text:h text:style-name="P8" text:outline-level="4"><text:span text:style-name="Strong_20_Emphasis"><text:span text:style-name="T10">Множественные уведомления:</text:span></text:span></text:h>
      <text:p text:style-name="P17">🚨 <text:span text:style-name="T15">[FIRING] MySQLDown</text:span></text:p>
      <text:p text:style-name="P18"> <text:span text:style-name="T15">[FIRING] ContainerDown (python_app) <text:s/></text:span></text:p>
      <text:p text:style-name="P18"> <text:span text:style-name="T15">[FIRING] High5xxErrorRate (nginx)</text:span></text:p>
      <text:h text:style-name="P8" text:outline-level="4"><text:span text:style-name="Strong_20_Emphasis"><text:span text:style-name="T10">Восстановление:</text:span></text:span></text:h>
      <text:p text:style-name="P14"># Запускаем MySQL</text:p>
      <text:p text:style-name="P16">vagrant@DynamicWeb:~/project$ <text:span text:style-name="T18">docker</text:span> compose <text:span text:style-name="T18">-f</text:span> docker-compose.yml <text:span text:style-name="T18">--profile</text:span> dynamicweb start database</text:p>
      <text:p text:style-name="P19"/>
      <text:p text:style-name="P15"># Проверяем восстановление сервисов</text:p>
      <text:p text:style-name="P16">vagrant@DynamicWeb:~/project$ <text:span text:style-name="T18">docker</text:span> <text:span text:style-name="T19">exec</text:span> python_app <text:span text:style-name="T18">curl</text:span> <text:span text:style-name="T18">-s</text:span> http://localhost:8000/health</text:p>
      <text:p text:style-name="P10"/>
      <text:h text:style-name="P4" text:outline-level="2">📊 <text:span text:style-name="T2">Визуализация в Grafana</text:span></text:h>
      <text:p text:style-name="P47"><text:span text:style-name="Strong_20_Emphasis"><text:span text:style-name="T11">Во время сбоя:</text:span></text:span></text:p>
      <text:list xml:id="list2556697005" text:style-name="L19">
        <text:list-item>
          <text:p text:style-name="P44">Дашборд MySQL показывает красные индикаторы</text:p>
        </text:list-item>
        <text:list-item>
          <text:p text:style-name="P44">Графики нагрузки показывают аномалии</text:p>
        </text:list-item>
        <text:list-item>
          <text:p text:style-name="P44">Список сервисов подсвечивает проблемные</text:p>
        </text:list-item>
      </text:list>
      <text:p text:style-name="P47"><text:span text:style-name="Strong_20_Emphasis"><text:span text:style-name="T11">После восстановления:</text:span></text:span></text:p>
      <text:list xml:id="list4066590610" text:style-name="L20">
        <text:list-item>
          <text:p text:style-name="P45">Все индикаторы возвращаются к зеленому</text:p>
        </text:list-item>
        <text:list-item>
          <text:p text:style-name="P45">Графики показывают момент восстановления</text:p>
        </text:list-item>
        <text:list-item>
          <text:p text:style-name="P45">Resolved уведомление подтверждает фиксацию</text:p>
        </text:list-item>
      </text:list>
      <text:p text:style-name="P10"/>
      <text:h text:style-name="P4" text:outline-level="2">⏱️ <text:span text:style-name="T2">Временные рамки срабатывания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3">Событие</text:p>
            </table:table-cell>
            <table:table-cell table:style-name="Table1.A1" office:value-type="string">
              <text:p text:style-name="P23">Время срабатывания</text:p>
            </table:table-cell>
            <table:table-cell table:style-name="Table1.A1" office:value-type="string">
              <text:p text:style-name="P23">Команда проверки</text:p>
            </table:table-cell>
          </table:table-row>
        </table:table-header-rows>
        <table:table-row>
          <table:table-cell table:style-name="Table1.A1" office:value-type="string">
            <text:p text:style-name="P21">Обнаружение сбоя</text:p>
          </table:table-cell>
          <table:table-cell table:style-name="Table1.A1" office:value-type="string">
            <text:p text:style-name="P21">15-30 секунд</text:p>
          </table:table-cell>
          <table:table-cell table:style-name="Table1.A1" office:value-type="string">
            <text:p text:style-name="P22"><text:span text:style-name="Source_20_Text"><text:span text:style-name="T14">curl metrics</text:span></text:span></text:p>
          </table:table-cell>
        </table:table-row>
        <table:table-row>
          <table:table-cell table:style-name="Table1.A1" office:value-type="string">
            <text:p text:style-name="P21">Активация алерта</text:p>
          </table:table-cell>
          <table:table-cell table:style-name="Table1.A1" office:value-type="string">
            <text:p text:style-name="P21">1-2 минуты</text:p>
          </table:table-cell>
          <table:table-cell table:style-name="Table1.A1" office:value-type="string">
            <text:p text:style-name="P22"><text:span text:style-name="Source_20_Text"><text:span text:style-name="T14">curl alerts</text:span></text:span></text:p>
          </table:table-cell>
        </table:table-row>
        <table:table-row>
          <table:table-cell table:style-name="Table1.A1" office:value-type="string">
            <text:p text:style-name="P21">Уведомление в Telegram</text:p>
          </table:table-cell>
          <table:table-cell table:style-name="Table1.A1" office:value-type="string">
            <text:p text:style-name="P21">2-3 минуты</text:p>
          </table:table-cell>
          <table:table-cell table:style-name="Table1.A1" office:value-type="string">
            <text:p text:style-name="P21">-</text:p>
          </table:table-cell>
        </table:table-row>
        <text:soft-page-break/>
        <table:table-row>
          <table:table-cell table:style-name="Table1.A1" office:value-type="string">
            <text:p text:style-name="P21">Обнаружение восстановления</text:p>
          </table:table-cell>
          <table:table-cell table:style-name="Table1.A1" office:value-type="string">
            <text:p text:style-name="P21">15-30 секунд</text:p>
          </table:table-cell>
          <table:table-cell table:style-name="Table1.A1" office:value-type="string">
            <text:p text:style-name="P22"><text:span text:style-name="Source_20_Text"><text:span text:style-name="T14">curl metrics</text:span></text:span></text:p>
          </table:table-cell>
        </table:table-row>
        <table:table-row>
          <table:table-cell table:style-name="Table1.A1" office:value-type="string">
            <text:p text:style-name="P21">Resolved уведомление</text:p>
          </table:table-cell>
          <table:table-cell table:style-name="Table1.A1" office:value-type="string">
            <text:p text:style-name="P21">1-2 минуты</text:p>
          </table:table-cell>
          <table:table-cell table:style-name="Table1.A1" office:value-type="string">
            <text:p text:style-name="P21">-</text:p>
          </table:table-cell>
        </table:table-row>
      </table:table>
      <text:p text:style-name="P46">Такие детальные сценарии показывают надежность и отзывчивость системы мониторинга! 🚀</text:p>
      <text:h text:style-name="P6" text:outline-level="2"><text:span text:style-name="T8">6. 🔧 Особенности реализации</text:span></text:h>
      <text:h text:style-name="P7" text:outline-level="3"><text:span text:style-name="Strong_20_Emphasis"><text:span text:style-name="T7">Уникальные решения:</text:span></text:span></text:h>
      <text:list xml:id="list1703019287" text:style-name="L10">
        <text:list-item>
          <text:p text:style-name="P48"><text:span text:style-name="Strong_20_Emphasis"><text:span text:style-name="T5">Автоматическая настройка репликации</text:span></text:span><text:span text:style-name="T6"> MySQL через Docker Compose</text:span></text:p>
        </text:list-item>
        <text:list-item>
          <text:p text:style-name="P48"><text:span text:style-name="Strong_20_Emphasis"><text:span text:style-name="T5">Динамические сети Docker</text:span></text:span><text:span text:style-name="T6"> с изоляцией DMZ, Internal, Monitoring</text:span></text:p>
        </text:list-item>
        <text:list-item>
          <text:p text:style-name="P48"><text:span text:style-name="Strong_20_Emphasis"><text:span text:style-name="T5">HTML форматирование</text:span></text:span><text:span text:style-name="T6"> сообщений в Telegram с эмодзи</text:span></text:p>
        </text:list-item>
        <text:list-item>
          <text:p text:style-name="P48"><text:span text:style-name="Strong_20_Emphasis"><text:span text:style-name="T5">Health checks</text:span></text:span><text:span text:style-name="T6"> для всех критичных сервисов</text:span></text:p>
        </text:list-item>
      </text:list>
      <text:h text:style-name="P7" text:outline-level="3"><text:span text:style-name="Strong_20_Emphasis"><text:span text:style-name="T7">Проблемы и решения:</text:span></text:span></text:h>
      <text:list xml:id="list1441091217" text:style-name="L11">
        <text:list-item>
          <text:p text:style-name="P40">✅ <text:span text:style-name="T3">Настройка сетевой связности между VM</text:span></text:p>
        </text:list-item>
        <text:list-item>
          <text:p text:style-name="P40">✅ <text:span text:style-name="T3">Оптимизация работы MySQL Exporter</text:span></text:p>
        </text:list-item>
        <text:list-item>
          <text:p text:style-name="P40">✅ <text:span text:style-name="T3">Конфигурация правил алертинга</text:span></text:p>
        </text:list-item>
        <text:list-item>
          <text:p text:style-name="P40">✅ <text:span text:style-name="T3">Интеграция Telegram API</text:span></text:p>
        </text:list-item>
      </text:list>
      <text:p text:style-name="Horizontal_20_Line"/>
      <text:h text:style-name="P3" text:outline-level="2">7. 🚀 Возможности расширения</text:h>
      <text:h text:style-name="P7" text:outline-level="3"><text:span text:style-name="Strong_20_Emphasis"><text:span text:style-name="T7">Ближайшие улучшения:</text:span></text:span></text:h>
      <text:list xml:id="list3149921925" text:style-name="L12">
        <text:list-item>
          <text:p text:style-name="P33">Мониторинг бизнес-метрик приложения</text:p>
        </text:list-item>
        <text:list-item>
          <text:p text:style-name="P33">Интеграция с Slack/Email уведомлениями</text:p>
        </text:list-item>
        <text:list-item>
          <text:p text:style-name="P33">Автоматическое масштабирование</text:p>
        </text:list-item>
        <text:list-item>
          <text:p text:style-name="P33">Централизованное логирование (ELK Stack)</text:p>
        </text:list-item>
      </text:list>
      <text:h text:style-name="P7" text:outline-level="3"><text:span text:style-name="Strong_20_Emphasis"><text:span text:style-name="T7">Производственное использование:</text:span></text:span></text:h>
      <text:list xml:id="list2314401394" text:style-name="L13">
        <text:list-item>
          <text:p text:style-name="P34">Kubernetes оркестрация</text:p>
        </text:list-item>
        <text:list-item>
          <text:p text:style-name="P34">High Availability для мониторинга</text:p>
        </text:list-item>
        <text:list-item>
          <text:p text:style-name="P34"><text:soft-page-break/>Резервное копирование конфигураций</text:p>
        </text:list-item>
        <text:list-item>
          <text:p text:style-name="P34">RBAC для доступа к Grafana</text:p>
        </text:list-item>
      </text:list>
      <text:p text:style-name="Horizontal_20_Line"/>
      <text:h text:style-name="P3" text:outline-level="2">8. 📈 Результаты</text:h>
      <text:p text:style-name="P47"><text:span text:style-name="Strong_20_Emphasis"><text:span text:style-name="T5">Достигнутые показатели:</text:span></text:span></text:p>
      <text:list xml:id="list4165171343" text:style-name="L14">
        <text:list-item>
          <text:p text:style-name="P35">Время обнаружения сбоев: &lt; 1 минута</text:p>
        </text:list-item>
        <text:list-item>
          <text:p text:style-name="P35">Полное покрытие мониторинга инфраструктуры</text:p>
        </text:list-item>
        <text:list-item>
          <text:p text:style-name="P35">Автоматическое оповещение без вмешательства человека</text:p>
        </text:list-item>
        <text:list-item>
          <text:p text:style-name="P35">Простое масштабирование добавлением новых сервисов</text:p>
        </text:list-item>
      </text:list>
      <text:p text:style-name="P47"><text:span text:style-name="Strong_20_Emphasis"><text:span text:style-name="T5">Бизнес-ценность:</text:span></text:span></text:p>
      <text:list xml:id="list3704972284" text:style-name="L15">
        <text:list-item>
          <text:p text:style-name="P36">Снижение времени простоя сервисов</text:p>
        </text:list-item>
        <text:list-item>
          <text:p text:style-name="P36">Проактивное обнаружение проблем</text:p>
        </text:list-item>
        <text:list-item>
          <text:p text:style-name="P36">Прозрачность состояния инфраструктуры</text:p>
        </text:list-item>
        <text:list-item>
          <text:p text:style-name="P36">Сокращение времени реакции на инциденты</text:p>
        </text:list-item>
      </text:list>
      <text:p text:style-name="Horizontal_20_Line"/>
      <text:h text:style-name="P2" text:outline-level="2">🎯 <text:span text:style-name="T2">Заключение</text:span></text:h>
      <text:p text:style-name="P37">Проект демонстрирует полный цикл построения современной системы мониторинга - от сбора метрик до интеллектуального алертинга. Архитектура позволяет легко адаптировать решение под любые потребности инфраструктуры.</text:p>
      <text:p text:style-name="P47"><text:span text:style-name="Strong_20_Emphasis"><text:span text:style-name="T5">Ключевой успех:</text:span></text:span><text:span text:style-name="T6"> Интеграция всех компонентов в единую экосистему с автоматизированным управлением через Docker Compose и мгновенными уведомлениями в Telegram.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21:32:13.628137075</meta:creation-date>
    <dc:date>2025-09-22T21:44:18.289522221</dc:date>
    <meta:editing-duration>PT1M54S</meta:editing-duration>
    <meta:editing-cycles>1</meta:editing-cycles>
    <meta:document-statistic meta:table-count="1" meta:image-count="0" meta:object-count="0" meta:page-count="11" meta:paragraph-count="262" meta:word-count="1308" meta:character-count="10339" meta:non-whitespace-character-count="9132"/>
    <meta:generator>LibreOffice/7.3.7.2$Linux_X86_64 LibreOffice_project/30$Build-2</meta:generator>
  </office:meta>
</office:document-meta>
</file>